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efinitionRegistryImpl.setWebAppDir( String webAp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PortletDefinition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RegistryImpl.setLocalAppDir( String localAp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DefinitionRegistryImpl.setCopletBaseDataName( String copletBaseDat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ini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rtletDefinitionRegistryImpl.setCreateCoplets( boolean createCopl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setRunnableManager( RunnableManager runn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setScanOnStartup( boolean scan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setThreadPoolName( String threadPo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